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prob</mi>
            <mi mathvariant="italic">each</mi>
            <mrow>
              <mrow>
                <mi mathvariant="italic">outcome</mi>
                <mo stretchy="false">=</mo>
                <mfrac>
                  <mfenced open="(" close=")">
                    <mfrac>
                      <mrow>
                        <mrow>
                          <mn>10</mn>
                          <mo stretchy="false">!</mo>
                        </mrow>
                        <mrow>
                          <mn>3</mn>
                          <mo stretchy="false">!</mo>
                        </mrow>
                      </mrow>
                      <mrow>
                        <mrow>
                          <mn>7</mn>
                          <mo stretchy="false">!</mo>
                        </mrow>
                        <mrow>
                          <mn>1</mn>
                          <mo stretchy="false">!</mo>
                        </mrow>
                      </mrow>
                    </mfrac>
                  </mfenced>
                  <mrow>
                    <mfenced open="(" close=")">
                      <mfrac>
                        <mrow>
                          <mn>13</mn>
                          <mo stretchy="false">!</mo>
                        </mrow>
                        <mrow>
                          <mn>8</mn>
                          <mo stretchy="false">!</mo>
                        </mrow>
                      </mfrac>
                    </mfenced>
                    <mi mathvariant="italic">oops</mi>
                  </mrow>
                </mfrac>
              </mrow>
              <mo stretchy="false">=</mo>
              <mfrac>
                <mn>8</mn>
                <mn>286</mn>
              </mfrac>
            </mrow>
          </mrow>
        </mtd>
      </mtr>
      <mtr>
        <mtd>
          <mrow>
            <mfrac>
              <mfenced open="(" close=")">
                <mrow>
                  <mfrac>
                    <mrow>
                      <msub>
                        <mi>P</mi>
                        <mi>a</mi>
                      </msub>
                      <mo stretchy="false">!</mo>
                    </mrow>
                    <mrow>
                      <mrow>
                        <mo stretchy="false">[</mo>
                        <mrow>
                          <msub>
                            <mi>P</mi>
                            <mi>a</mi>
                          </msub>
                          <mo stretchy="false">−</mo>
                          <msub>
                            <mi>D</mi>
                            <mi>a</mi>
                          </msub>
                        </mrow>
                        <mo stretchy="false">]</mo>
                      </mrow>
                      <mo stretchy="false">!</mo>
                    </mrow>
                  </mfrac>
                  <mfrac>
                    <mrow>
                      <msub>
                        <mi>P</mi>
                        <mi>b</mi>
                      </msub>
                      <mo stretchy="false">!</mo>
                    </mrow>
                    <mrow>
                      <mrow>
                        <mo stretchy="false">[</mo>
                        <mrow>
                          <msub>
                            <mi>P</mi>
                            <mi>b</mi>
                          </msub>
                          <mo stretchy="false">−</mo>
                          <msub>
                            <mi>D</mi>
                            <mi>b</mi>
                          </msub>
                        </mrow>
                        <mo stretchy="false">]</mo>
                      </mrow>
                      <mo stretchy="false">!</mo>
                    </mrow>
                  </mfrac>
                </mrow>
              </mfenced>
              <mrow>
                <mfenced open="(" close=")">
                  <mfrac>
                    <mrow>
                      <msub>
                        <mi>P</mi>
                        <mrow>
                          <mi>a</mi>
                          <mo stretchy="false">+</mo>
                          <mi>b</mi>
                        </mrow>
                      </msub>
                      <mo stretchy="false">!</mo>
                    </mrow>
                    <mrow>
                      <msub>
                        <mi>D</mi>
                        <mrow>
                          <mi>a</mi>
                          <mo stretchy="false">+</mo>
                          <mi>b</mi>
                        </mrow>
                      </msub>
                      <mo stretchy="false">!</mo>
                    </mrow>
                  </mfrac>
                </mfenced>
                <mi mathvariant="italic">wrong</mi>
              </mrow>
            </mfrac>
            <mfenced open="(" close=")">
              <mtable>
                <mtr>
                  <mtd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</mtd>
                </mtr>
                <mtr>
                  <mtd>
                    <msub>
                      <mi>D</mi>
                      <mi>a</mi>
                    </msub>
                  </mtd>
                </mtr>
              </mtable>
            </mfenced>
            <mrow>
              <mo stretchy="false">(</mo>
              <mrow>
                <mi mathvariant="italic">for</mi>
                <mi mathvariant="italic">correction</mi>
                <mfrac>
                  <mrow>
                    <mrow>
                      <mo stretchy="false">[</mo>
                      <mrow>
                        <msub>
                          <mi>P</mi>
                          <mrow>
                            <mi>a</mi>
                            <mo stretchy="false">+</mo>
                            <mi>b</mi>
                          </mrow>
                        </msub>
                        <mo stretchy="false">−</mo>
                        <msub>
                          <mi>D</mi>
                          <mrow>
                            <mi>a</mi>
                            <mo stretchy="false">+</mo>
                            <mi>b</mi>
                          </mrow>
                        </msub>
                      </mrow>
                      <mo stretchy="false">]</mo>
                    </mrow>
                    <mo stretchy="false">!</mo>
                  </mrow>
                  <mrow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</mfrac>
              </mrow>
              <mo stretchy="false">)</mo>
            </mrow>
            <mi>;</mi>
            <mrow>
              <msub>
                <mi>N</mi>
                <mrow>
                  <mi>a</mi>
                  <mo stretchy="false">+</mo>
                  <mi>b</mi>
                </mrow>
              </msub>
              <mo stretchy="false">=</mo>
              <mrow>
                <msub>
                  <mi>N</mi>
                  <mi>a</mi>
                </msub>
                <mo stretchy="false">+</mo>
                <msub>
                  <mi>N</mi>
                  <mi>b</mi>
                </msub>
              </mrow>
            </mrow>
            <mi>;</mi>
            <mrow>
              <msub>
                <mi>P</mi>
                <mi>n</mi>
              </msub>
              <mo stretchy="false">=</mo>
              <mrow>
                <msub>
                  <mi>D</mi>
                  <mi>n</mi>
                </msub>
                <mo stretchy="false">+</mo>
                <mover accent="true">
                  <msub>
                    <mi>D</mi>
                    <mi>n</mi>
                  </msub>
                  <mo stretchy="false">̄</mo>
                </mover>
              </mrow>
            </mrow>
          </mrow>
        </mtd>
      </mtr>
      <mtr>
        <mtd>
          <mrow>
            <mfrac>
              <mfenced open="(" close=")">
                <mfrac>
                  <mrow>
                    <mrow>
                      <msub>
                        <mi>P</mi>
                        <mi>a</mi>
                      </msub>
                      <mo stretchy="false">!</mo>
                    </mrow>
                    <mrow>
                      <msub>
                        <mi>P</mi>
                        <mi>b</mi>
                      </msub>
                      <mo stretchy="false">!</mo>
                    </mrow>
                  </mrow>
                  <mrow>
                    <mrow>
                      <mrow>
                        <mo stretchy="false">[</mo>
                        <mrow>
                          <msub>
                            <mi>P</mi>
                            <mi>a</mi>
                          </msub>
                          <mo stretchy="false">−</mo>
                          <msub>
                            <mi>D</mi>
                            <mi>a</mi>
                          </msub>
                        </mrow>
                        <mo stretchy="false">]</mo>
                      </mrow>
                      <mo stretchy="false">!</mo>
                    </mrow>
                    <mrow>
                      <mrow>
                        <mo stretchy="false">[</mo>
                        <mrow>
                          <msub>
                            <mi>P</mi>
                            <mi>b</mi>
                          </msub>
                          <mo stretchy="false">−</mo>
                          <msub>
                            <mi>D</mi>
                            <mi>b</mi>
                          </msub>
                        </mrow>
                        <mo stretchy="false">]</mo>
                      </mrow>
                      <mo stretchy="false">!</mo>
                    </mrow>
                  </mrow>
                </mfrac>
              </mfenced>
              <mfenced open="(" close=")">
                <mfrac>
                  <mrow>
                    <msub>
                      <mi>P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  <mrow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</mfrac>
              </mfenced>
            </mfrac>
            <mfenced open="(" close=")">
              <mfrac>
                <mrow>
                  <msub>
                    <mi>D</mi>
                    <mrow>
                      <mi>a</mi>
                      <mo stretchy="false">+</mo>
                      <mi>b</mi>
                    </mrow>
                  </msub>
                  <mo stretchy="false">!</mo>
                </mrow>
                <mrow>
                  <mrow>
                    <msub>
                      <mi>D</mi>
                      <mi>a</mi>
                    </msub>
                    <mo stretchy="false">!</mo>
                  </mrow>
                  <mrow>
                    <mrow>
                      <mo stretchy="false">[</mo>
                      <msub>
                        <mi>D</mi>
                        <mi>b</mi>
                      </msub>
                      <mo stretchy="false">]</mo>
                    </mrow>
                    <mo stretchy="false">!</mo>
                  </mrow>
                </mrow>
              </mfrac>
            </mfenced>
            <mrow>
              <mo stretchy="false">(</mo>
              <mrow>
                <mi mathvariant="italic">for</mi>
                <mi mathvariant="italic">correction</mi>
                <mfrac>
                  <mrow>
                    <mrow>
                      <mo stretchy="false">[</mo>
                      <mrow>
                        <msub>
                          <mi>P</mi>
                          <mrow>
                            <mi>a</mi>
                            <mo stretchy="false">+</mo>
                            <mi>b</mi>
                          </mrow>
                        </msub>
                        <mo stretchy="false">−</mo>
                        <msub>
                          <mi>D</mi>
                          <mrow>
                            <mi>a</mi>
                            <mo stretchy="false">+</mo>
                            <mi>b</mi>
                          </mrow>
                        </msub>
                      </mrow>
                      <mo stretchy="false">]</mo>
                    </mrow>
                    <mo stretchy="false">!</mo>
                  </mrow>
                  <mrow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</mfrac>
              </mrow>
              <mo stretchy="false">)</mo>
            </mrow>
          </mrow>
        </mtd>
      </mtr>
      <mtr>
        <mtd>
          <mrow>
            <mfrac>
              <mrow>
                <mrow>
                  <msub>
                    <mi>P</mi>
                    <mi>a</mi>
                  </msub>
                  <mo stretchy="false">!</mo>
                </mrow>
                <mrow>
                  <msub>
                    <mi>P</mi>
                    <mi>b</mi>
                  </msub>
                  <mo stretchy="false">!</mo>
                </mrow>
                <msup>
                  <mrow>
                    <mo stretchy="false">(</mo>
                    <mrow>
                      <msub>
                        <mi>D</mi>
                        <mrow>
                          <mi>a</mi>
                          <mo stretchy="false">+</mo>
                          <mi>b</mi>
                        </mrow>
                      </msub>
                      <mo stretchy="false">!</mo>
                    </mrow>
                    <mo stretchy="false">)</mo>
                  </mrow>
                  <mn>2</mn>
                </msup>
              </mrow>
              <mrow>
                <mrow>
                  <mrow>
                    <mrow>
                      <mo stretchy="false">[</mo>
                      <mrow>
                        <msub>
                          <mi>P</mi>
                          <mi>a</mi>
                        </msub>
                        <mo stretchy="false">−</mo>
                        <msub>
                          <mi>D</mi>
                          <mi>a</mi>
                        </msub>
                      </mrow>
                      <mo stretchy="false">]</mo>
                    </mrow>
                    <mo stretchy="false">!</mo>
                  </mrow>
                  <mrow>
                    <mrow>
                      <mo stretchy="false">[</mo>
                      <mrow>
                        <msub>
                          <mi>P</mi>
                          <mi>b</mi>
                        </msub>
                        <mo stretchy="false">−</mo>
                        <msub>
                          <mi>D</mi>
                          <mi>b</mi>
                        </msub>
                      </mrow>
                      <mo stretchy="false">]</mo>
                    </mrow>
                    <mo stretchy="false">!</mo>
                  </mrow>
                </mrow>
                <mrow>
                  <msub>
                    <mi>P</mi>
                    <mrow>
                      <mi>a</mi>
                      <mo stretchy="false">+</mo>
                      <mi>b</mi>
                    </mrow>
                  </msub>
                  <mo stretchy="false">!</mo>
                </mrow>
                <mrow>
                  <msub>
                    <mi>D</mi>
                    <mi>a</mi>
                  </msub>
                  <mo stretchy="false">!</mo>
                </mrow>
                <mrow>
                  <msub>
                    <mi>D</mi>
                    <mi>b</mi>
                  </msub>
                  <mo stretchy="false">!</mo>
                </mrow>
              </mrow>
            </mfrac>
            <mrow>
              <mo stretchy="false">(</mo>
              <mrow>
                <mi mathvariant="italic">for</mi>
                <mi mathvariant="italic">correction</mi>
                <mfrac>
                  <mrow>
                    <mrow>
                      <mo stretchy="false">[</mo>
                      <mrow>
                        <msub>
                          <mi>P</mi>
                          <mrow>
                            <mi>a</mi>
                            <mo stretchy="false">+</mo>
                            <mi>b</mi>
                          </mrow>
                        </msub>
                        <mo stretchy="false">−</mo>
                        <msub>
                          <mi>D</mi>
                          <mrow>
                            <mi>a</mi>
                            <mo stretchy="false">+</mo>
                            <mi>b</mi>
                          </mrow>
                        </msub>
                      </mrow>
                      <mo stretchy="false">]</mo>
                    </mrow>
                    <mo stretchy="false">!</mo>
                  </mrow>
                  <mrow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</mfrac>
              </mrow>
              <mo stretchy="false">)</mo>
            </mrow>
          </mrow>
        </mtd>
      </mtr>
      <mtr>
        <mtd>
          <mrow>
            <mfrac>
              <mrow>
                <msub>
                  <mi>P</mi>
                  <mi>a</mi>
                </msub>
                <mo stretchy="false">!</mo>
              </mrow>
              <mrow>
                <mrow>
                  <msub>
                    <mi>D</mi>
                    <mi>a</mi>
                  </msub>
                  <mo stretchy="false">!</mo>
                </mrow>
                <mrow>
                  <mrow>
                    <mo stretchy="false">[</mo>
                    <mrow>
                      <msub>
                        <mi>P</mi>
                        <mi>a</mi>
                      </msub>
                      <mo stretchy="false">−</mo>
                      <msub>
                        <mi>D</mi>
                        <mi>a</mi>
                      </msub>
                    </mrow>
                    <mo stretchy="false">]</mo>
                  </mrow>
                  <mo stretchy="false">!</mo>
                </mrow>
              </mrow>
            </mfrac>
            <mfrac>
              <mrow>
                <msub>
                  <mi>P</mi>
                  <mi>b</mi>
                </msub>
                <mo stretchy="false">!</mo>
              </mrow>
              <mrow>
                <mrow>
                  <msub>
                    <mi>D</mi>
                    <mi>b</mi>
                  </msub>
                  <mo stretchy="false">!</mo>
                </mrow>
                <mrow>
                  <mrow>
                    <mo stretchy="false">[</mo>
                    <mrow>
                      <msub>
                        <mi>P</mi>
                        <mi>b</mi>
                      </msub>
                      <mo stretchy="false">−</mo>
                      <msub>
                        <mi>D</mi>
                        <mi>b</mi>
                      </msub>
                    </mrow>
                    <mo stretchy="false">]</mo>
                  </mrow>
                  <mo stretchy="false">!</mo>
                </mrow>
              </mrow>
            </mfrac>
            <mfrac>
              <msup>
                <mrow>
                  <mo stretchy="false">(</mo>
                  <mrow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  <mo stretchy="false">)</mo>
                </mrow>
                <mn>2</mn>
              </msup>
              <mrow>
                <msub>
                  <mi>P</mi>
                  <mrow>
                    <mi>a</mi>
                    <mo stretchy="false">+</mo>
                    <mi>b</mi>
                  </mrow>
                </msub>
                <mo stretchy="false">!</mo>
              </mrow>
            </mfrac>
            <mrow>
              <mo stretchy="false">(</mo>
              <mrow>
                <mi mathvariant="italic">for</mi>
                <mi mathvariant="italic">correction</mi>
                <mfrac>
                  <mrow>
                    <mrow>
                      <mo stretchy="false">[</mo>
                      <mrow>
                        <msub>
                          <mi>P</mi>
                          <mrow>
                            <mi>a</mi>
                            <mo stretchy="false">+</mo>
                            <mi>b</mi>
                          </mrow>
                        </msub>
                        <mo stretchy="false">−</mo>
                        <msub>
                          <mi>D</mi>
                          <mrow>
                            <mi>a</mi>
                            <mo stretchy="false">+</mo>
                            <mi>b</mi>
                          </mrow>
                        </msub>
                      </mrow>
                      <mo stretchy="false">]</mo>
                    </mrow>
                    <mo stretchy="false">!</mo>
                  </mrow>
                  <mrow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  <mo stretchy="false">!</mo>
                  </mrow>
                </mfrac>
              </mrow>
              <mo stretchy="false">)</mo>
            </mrow>
          </mrow>
        </mtd>
      </mtr>
      <mtr>
        <mtd>
          <mfrac>
            <mrow>
              <mrow>
                <mrow>
                  <mrow>
                    <msub>
                      <mi>P</mi>
                      <mi>a</mi>
                    </msub>
                    <mo stretchy="false">!</mo>
                  </mrow>
                  <mo stretchy="false">∗</mo>
                  <mrow>
                    <msub>
                      <mi>P</mi>
                      <mi>b</mi>
                    </msub>
                    <mo stretchy="false">!</mo>
                  </mrow>
                </mrow>
                <mo stretchy="false">∗</mo>
                <mrow>
                  <msub>
                    <mi>D</mi>
                    <mrow>
                      <mi>a</mi>
                      <mo stretchy="false">+</mo>
                      <mi>b</mi>
                    </mrow>
                  </msub>
                  <mo stretchy="false">!</mo>
                </mrow>
              </mrow>
              <mo stretchy="false">∗</mo>
              <mrow>
                <mrow>
                  <mo stretchy="false">(</mo>
                  <mrow>
                    <msub>
                      <mi>P</mi>
                      <mrow>
                        <mi>a</mi>
                        <mo stretchy="false">+</mo>
                        <mi>b</mi>
                      </mrow>
                    </msub>
                    <mo stretchy="false">−</mo>
                    <msub>
                      <mi>D</mi>
                      <mrow>
                        <mi>a</mi>
                        <mo stretchy="false">+</mo>
                        <mi>b</mi>
                      </mrow>
                    </msub>
                  </mrow>
                  <mo stretchy="false">)</mo>
                </mrow>
                <mo stretchy="false">!</mo>
              </mrow>
            </mrow>
            <mrow>
              <mrow>
                <mrow>
                  <mrow>
                    <mrow>
                      <msub>
                        <mi>D</mi>
                        <mi>a</mi>
                      </msub>
                      <mo stretchy="false">!</mo>
                    </mrow>
                    <mo stretchy="false">∗</mo>
                    <mrow>
                      <mrow>
                        <mo stretchy="false">(</mo>
                        <mrow>
                          <msub>
                            <mi>P</mi>
                            <mi>a</mi>
                          </msub>
                          <mo stretchy="false">−</mo>
                          <msub>
                            <mi>D</mi>
                            <mi>a</mi>
                          </msub>
                        </mrow>
                        <mo stretchy="false">)</mo>
                      </mrow>
                      <mo stretchy="false">!</mo>
                    </mrow>
                  </mrow>
                  <mo stretchy="false">∗</mo>
                  <mrow>
                    <msub>
                      <mi>D</mi>
                      <mi>b</mi>
                    </msub>
                    <mo stretchy="false">!</mo>
                  </mrow>
                </mrow>
                <mo stretchy="false">∗</mo>
                <mrow>
                  <mrow>
                    <mo stretchy="false">(</mo>
                    <mrow>
                      <msub>
                        <mi>P</mi>
                        <mi>b</mi>
                      </msub>
                      <mo stretchy="false">−</mo>
                      <msub>
                        <mi>D</mi>
                        <mi>b</mi>
                      </msub>
                    </mrow>
                    <mo stretchy="false">)</mo>
                  </mrow>
                  <mo stretchy="false">!</mo>
                </mrow>
              </mrow>
              <mo stretchy="false">∗</mo>
              <mrow>
                <msub>
                  <mi>P</mi>
                  <mrow>
                    <mi>a</mi>
                    <mo stretchy="false">+</mo>
                    <mi>b</mi>
                  </mrow>
                </msub>
                <mo stretchy="false">!</mo>
              </mrow>
            </mrow>
          </mfrac>
        </mtd>
      </mtr>
      <mtr>
        <mtd>
          <mfrac>
            <mrow>
              <mfenced open="(" close=")">
                <mtable>
                  <mtr>
                    <mtd>
                      <msub>
                        <mi mathvariant="italic">Pop</mi>
                        <mi>a</mi>
                      </msub>
                    </mtd>
                  </mtr>
                  <mtr>
                    <mtd>
                      <msub>
                        <mi mathvariant="italic">Draw</mi>
                        <mi>a</mi>
                      </msub>
                    </mtd>
                  </mtr>
                </mtable>
              </mfenced>
              <mfenced open="(" close=")">
                <mtable>
                  <mtr>
                    <mtd>
                      <msub>
                        <mi mathvariant="italic">Pop</mi>
                        <mi>b</mi>
                      </msub>
                    </mtd>
                  </mtr>
                  <mtr>
                    <mtd>
                      <msub>
                        <mi mathvariant="italic">Draw</mi>
                        <mi>b</mi>
                      </msub>
                    </mtd>
                  </mtr>
                </mtable>
              </mfenced>
            </mrow>
            <mfenced open="(" close=")">
              <mtable>
                <mtr>
                  <mtd>
                    <msub>
                      <mi mathvariant="italic">Pop</mi>
                      <mrow>
                        <mi>a</mi>
                        <mo stretchy="false">+</mo>
                        <mi>b</mi>
                      </mrow>
                    </msub>
                  </mtd>
                </mtr>
                <mtr>
                  <mtd>
                    <msub>
                      <mi mathvariant="italic">Draw</mi>
                      <mrow>
                        <mi>a</mi>
                        <mo stretchy="false">+</mo>
                        <mi>b</mi>
                      </mrow>
                    </msub>
                  </mtd>
                </mtr>
              </mtable>
            </mfenced>
          </mfrac>
        </mtd>
      </mtr>
    </mtable>
    <annotation encoding="StarMath 5.0">prob each outcome={left({fact 10 fact 3} over {fact 7 fact 1} right)} over {left(fact 13 over fact 8 right)oops}
=8 over {286} newline
left(fact P sub a over fact [P sub a-D sub a]fact P sub b over fact[P sub b-D sub b] right) over {left(fact P sub{a+b} over fact D sub{a+b} right)wrong} Left( binom D sub{a+b} D sub a Right)(for correction fact[P sub {a+b}-D sub {a+b}] over fact D sub {a+b}); N sub {a+b}=N sub a+N sub b;P sub n=D sub n+bar D sub n newline
left({fact P sub a fact P sub b} over {fact [P sub a-D sub a] fact[P sub b-D sub b]} right) over left(fact P sub{a+b} over fact D sub{a+b} right) Left(fact D sub{a+b} over {fact D sub a fact[D sub b]} Right)(for correction fact[P sub {a+b}-D sub {a+b}] over fact D sub {a+b}) newline
{fact P sub a fact P sub b (fact D sub{a+b})^2} over {{fact [P sub a-D sub a] fact[P sub b-D sub b]} fact P sub{a+b}fact D sub a fact D sub b} (for correction fact[P sub {a+b}-D sub {a+b}] over fact D sub {a+b}) newline
fact P sub a over {fact D sub a fact [P sub a-D sub a]}{fact P sub b over {fact D sub b fact[P sub b-D sub b]}}{(fact D sub{a+b})^2} over { fact P sub{a+b}}(for correction fact[P sub {a+b}-D sub {a+b}] over fact D sub {a+b}) newline
{fact {P sub a} * fact {P sub b} * fact {D sub{a+b}} * fact ({P sub{a+b}}-{D sub{a+b}})} over {fact {D sub a} * fact ({P sub a}-{D sub a}) * fact {D sub b} * fact ({P sub b}-{D sub b}) * fact {P sub{a+b}}} newline
{left(binom Pop sub a Draw sub a right)left(binom Pop sub b Draw sub b right)} over {left(binom Pop sub {a+b} Draw sub {a+b} righ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1-27T15:02:23</meta:creation-date>
    <meta:generator>OpenOffice.org/3.3$Unix OpenOffice.org_project/330m20$Build-9567</meta:generator>
  </office:meta>
</office:document-meta>
</file>